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2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MAIN-LBB-12/29/17-539402-539405-SAL-D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SALVAGE</text:p>
          </table:table-cell>
          <table:table-cell table:style-name="ce4"/>
        </table:table-row>
        <table:table-row table:style-name="ro1">
          <table:table-cell office:value-type="string" calcext:value-type="string">
            <text:p>LBB-SLVG-I6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BB-SLVG-I6S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BB-SLVG-I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BB-SLVG-I7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5" table:formula="of:=SUM([.B4:.B7])"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DL</text:p>
          </table:table-cell>
          <table:table-cell table:style-name="ce4"/>
        </table:table-row>
        <table:table-row table:style-name="ro1">
          <table:table-cell office:value-type="string" calcext:value-type="string">
            <text:p>LBB-DL-I6S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string" calcext:value-type="string">
            <text:p>LBB-DL-I6SP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LBB-DL-I7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LBB-DL-I7P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5" table:formula="of:=SUM([.B11:.B14])" office:value-type="float" office:value="1928" calcext:value-type="float">
            <text:p>19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4:39:00.313000000</meta:creation-date>
    <dc:date>2017-12-29T14:51:53.764000000</dc:date>
    <meta:editing-duration>PT1M32S</meta:editing-duration>
    <meta:editing-cycles>1</meta:editing-cycles>
    <meta:document-statistic meta:table-count="1" meta:cell-count="23" meta:object-count="0"/>
    <meta:generator>LibreOffice/5.3.0.3$Windows_x86 LibreOffice_project/7074905676c47b82bbcfbea1aeefc84afe1c50e1</meta:generator>
  </office:meta>
</office:document-meta>
</file>